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bc71" officeooo:paragraph-rsid="0016bc71"/>
    </style:style>
    <style:style style:name="P2" style:family="paragraph" style:parent-style-name="Standard">
      <style:text-properties officeooo:rsid="0016bc71" officeooo:paragraph-rsid="0016bc71"/>
    </style:style>
    <style:style style:name="P3" style:family="paragraph" style:parent-style-name="Standard">
      <style:text-properties officeooo:rsid="001772e3" officeooo:paragraph-rsid="001772e3"/>
    </style:style>
    <style:style style:name="P4" style:family="paragraph" style:parent-style-name="Standard" style:list-style-name="L1">
      <style:text-properties officeooo:rsid="001772e3" officeooo:paragraph-rsid="001772e3"/>
    </style:style>
    <style:style style:name="P5" style:family="paragraph" style:parent-style-name="Standard" style:list-style-name="L1">
      <style:text-properties officeooo:paragraph-rsid="001772e3"/>
    </style:style>
    <style:style style:name="P6" style:family="paragraph" style:parent-style-name="Standard" style:list-style-name="L1">
      <style:text-properties officeooo:rsid="00196177" officeooo:paragraph-rsid="00196177"/>
    </style:style>
    <style:style style:name="T1" style:family="text">
      <style:text-properties officeooo:rsid="001772e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DME FILE</text:p>
      <text:p text:style-name="P1"/>
      <text:p text:style-name="P1">CONTENTS OF THE sivasath_proj2.tar </text:p>
      <text:p text:style-name="P1">1. sivasath_proj2.c</text:p>
      <text:p text:style-name="P1">2.Readme file</text:p>
      <text:p text:style-name="P1">3. library file for seriaisation</text:p>
      <text:p text:style-name="P1">4.project report</text:p>
      <text:p text:style-name="P1"/>
      <text:p text:style-name="P1">1.startup command</text:p>
      <text:p text:style-name="P1"><text:s/>./sivasath_proj2 -t &lt;filename&gt; -i &lt;updateinterval&gt;</text:p>
      <text:p text:style-name="P1"/>
      <text:p text:style-name="P1"><text:span text:style-name="T1">2. I</text:span>nclude the “serialize.<text:span text:style-name="T1">h”</text:span> headerfile in the same folder as the sivasath_proj2.c</text:p>
      <text:p text:style-name="P1"/>
      <text:p text:style-name="P3">3. Format for user commands</text:p>
      <text:p text:style-name="P3"><text:s text:c="4"/></text:p>
      <text:list xml:id="list8717002635118929965" text:style-name="L1">
        <text:list-item>
          <text:p text:style-name="P5"><text:span text:style-name="T1">update &lt;serverid1&gt; &lt;serverid2&gt; cost</text:span></text:p>
          <text:p text:style-name="P6">example: update 1 2 inf</text:p>
        </text:list-item>
        <text:list-item>
          <text:p text:style-name="P4">step</text:p>
        </text:list-item>
        <text:list-item>
          <text:p text:style-name="P4">packets</text:p>
        </text:list-item>
        <text:list-item>
          <text:p text:style-name="P4">display</text:p>
        </text:list-item>
        <text:list-item>
          <text:p text:style-name="P4">crash</text:p>
        </text:list-item>
        <text:list-item>
          <text:p text:style-name="P4">disable &lt;serverid&gt;</text:p>
          <text:p text:style-name="P6">example: disable 2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0T23:41:53.278802754</meta:creation-date>
    <dc:date>2015-11-24T23:18:25.578341502</dc:date>
    <meta:editing-duration>PT9M4S</meta:editing-duration>
    <meta:editing-cycles>3</meta:editing-cycles>
    <meta:generator>LibreOffice/5.0.2.2$Linux_X86_64 LibreOffice_project/00m0$Build-2</meta:generator>
    <meta:document-statistic meta:table-count="0" meta:image-count="0" meta:object-count="0" meta:page-count="1" meta:paragraph-count="19" meta:word-count="67" meta:character-count="432" meta:non-whitespace-character-count="385"/>
  </office:meta>
</office:document-meta>
</file>